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iberation Mono1" svg:font-family="'Liberation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Mono" svg:font-family="'Liberation Mono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2.308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2.2319in" fo:margin-left="0in" table:align="left"/>
    </style:style>
    <style:style style:name="Table2.A" style:family="table-column">
      <style:table-column-properties style:column-width="0.7444in"/>
    </style:style>
    <style:style style:name="Table2.B" style:family="table-column">
      <style:table-column-properties style:column-width="0.7438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2.2319in" fo:margin-left="0in" table:align="left"/>
    </style:style>
    <style:style style:name="Table3.A" style:family="table-column">
      <style:table-column-properties style:column-width="0.7444in"/>
    </style:style>
    <style:style style:name="Table3.B" style:family="table-column">
      <style:table-column-properties style:column-width="0.7438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925in" fo:margin-left="0in" table:align="left"/>
    </style:style>
    <style:style style:name="Table4.A" style:family="table-column">
      <style:table-column-properties style:column-width="2.3083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C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.2319in" fo:margin-left="0in" table:align="left"/>
    </style:style>
    <style:style style:name="Table5.A" style:family="table-column">
      <style:table-column-properties style:column-width="0.7444in"/>
    </style:style>
    <style:style style:name="Table5.B" style:family="table-column">
      <style:table-column-properties style:column-width="0.7438in"/>
    </style:style>
    <style:style style:name="Table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5.B1" style:family="table-cell">
      <style:table-cell-properties fo:padding="0.0382in" fo:border="0.25pt solid #000000" style:writing-mode="lr-tb"/>
    </style:style>
    <style:style style:name="Table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5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2.2319in" fo:margin-left="0in" table:align="left"/>
    </style:style>
    <style:style style:name="Table6.A" style:family="table-column">
      <style:table-column-properties style:column-width="0.7444in"/>
    </style:style>
    <style:style style:name="Table6.B" style:family="table-column">
      <style:table-column-properties style:column-width="0.7438in"/>
    </style:style>
    <style:style style:name="Table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6.B1" style:family="table-cell">
      <style:table-cell-properties fo:padding="0.0382in" fo:border="0.25pt solid #000000" style:writing-mode="lr-tb"/>
    </style:style>
    <style:style style:name="Table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6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6.925in" fo:margin-left="0in" table:align="left"/>
    </style:style>
    <style:style style:name="Table7.A" style:family="table-column">
      <style:table-column-properties style:column-width="2.3083in"/>
    </style:style>
    <style:style style:name="Table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7.C1" style:family="table-cell">
      <style:table-cell-properties fo:padding="0.0382in" fo:border="0.25pt solid #000000" style:writing-mode="lr-tb"/>
    </style:style>
    <style:style style:name="Table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7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8" style:family="table">
      <style:table-properties style:width="2.2319in" fo:margin-left="0in" table:align="left"/>
    </style:style>
    <style:style style:name="Table8.A" style:family="table-column">
      <style:table-column-properties style:column-width="0.7444in"/>
    </style:style>
    <style:style style:name="Table8.B" style:family="table-column">
      <style:table-column-properties style:column-width="0.7438in"/>
    </style:style>
    <style:style style:name="Table8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8.B1" style:family="table-cell">
      <style:table-cell-properties fo:padding="0.0382in" fo:border="0.25pt solid #000000" style:writing-mode="lr-tb"/>
    </style:style>
    <style:style style:name="Table8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8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2.2319in" fo:margin-left="0in" table:align="left"/>
    </style:style>
    <style:style style:name="Table9.A" style:family="table-column">
      <style:table-column-properties style:column-width="0.7444in"/>
    </style:style>
    <style:style style:name="Table9.B" style:family="table-column">
      <style:table-column-properties style:column-width="0.7438in"/>
    </style:style>
    <style:style style:name="Table9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9.B1" style:family="table-cell">
      <style:table-cell-properties fo:padding="0.0382in" fo:border="0.25pt solid #000000" style:writing-mode="lr-tb"/>
    </style:style>
    <style:style style:name="Table9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9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6.925in" fo:margin-left="0in" table:align="left"/>
    </style:style>
    <style:style style:name="Table10.A" style:family="table-column">
      <style:table-column-properties style:column-width="2.3083in"/>
    </style:style>
    <style:style style:name="Table10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0.C1" style:family="table-cell">
      <style:table-cell-properties fo:padding="0.0382in" fo:border="0.25pt solid #000000" style:writing-mode="lr-tb"/>
    </style:style>
    <style:style style:name="Table10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0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2.2319in" fo:margin-left="0in" table:align="left"/>
    </style:style>
    <style:style style:name="Table11.A" style:family="table-column">
      <style:table-column-properties style:column-width="0.7444in"/>
    </style:style>
    <style:style style:name="Table11.B" style:family="table-column">
      <style:table-column-properties style:column-width="0.7438in"/>
    </style:style>
    <style:style style:name="Table1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1.B1" style:family="table-cell">
      <style:table-cell-properties fo:padding="0.0382in" fo:border="0.25pt solid #000000" style:writing-mode="lr-tb"/>
    </style:style>
    <style:style style:name="Table1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2.2319in" fo:margin-left="0in" table:align="left"/>
    </style:style>
    <style:style style:name="Table12.A" style:family="table-column">
      <style:table-column-properties style:column-width="0.7444in"/>
    </style:style>
    <style:style style:name="Table12.B" style:family="table-column">
      <style:table-column-properties style:column-width="0.7438in"/>
    </style:style>
    <style:style style:name="Table1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2.B1" style:family="table-cell">
      <style:table-cell-properties fo:padding="0.0382in" fo:border="0.25pt solid #000000" style:writing-mode="lr-tb"/>
    </style:style>
    <style:style style:name="Table1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2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6.925in" fo:margin-left="0in" table:align="left"/>
    </style:style>
    <style:style style:name="Table13.A" style:family="table-column">
      <style:table-column-properties style:column-width="2.3083in"/>
    </style:style>
    <style:style style:name="Table1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3.C1" style:family="table-cell">
      <style:table-cell-properties fo:padding="0.0382in" fo:border="0.25pt solid #000000" style:writing-mode="lr-tb"/>
    </style:style>
    <style:style style:name="Table1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3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4" style:family="table">
      <style:table-properties style:width="2.2319in" fo:margin-left="0in" table:align="left"/>
    </style:style>
    <style:style style:name="Table14.A" style:family="table-column">
      <style:table-column-properties style:column-width="0.7444in"/>
    </style:style>
    <style:style style:name="Table14.B" style:family="table-column">
      <style:table-column-properties style:column-width="0.7438in"/>
    </style:style>
    <style:style style:name="Table1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4.B1" style:family="table-cell">
      <style:table-cell-properties fo:padding="0.0382in" fo:border="0.25pt solid #000000" style:writing-mode="lr-tb"/>
    </style:style>
    <style:style style:name="Table1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4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5" style:family="table">
      <style:table-properties style:width="2.2319in" fo:margin-left="0in" table:align="left"/>
    </style:style>
    <style:style style:name="Table15.A" style:family="table-column">
      <style:table-column-properties style:column-width="0.7444in"/>
    </style:style>
    <style:style style:name="Table15.B" style:family="table-column">
      <style:table-column-properties style:column-width="0.7438in"/>
    </style:style>
    <style:style style:name="Table1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5.B1" style:family="table-cell">
      <style:table-cell-properties fo:padding="0.0382in" fo:border="0.25pt solid #000000" style:writing-mode="lr-tb"/>
    </style:style>
    <style:style style:name="Table1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5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6" style:family="table">
      <style:table-properties style:width="6.925in" fo:margin-left="0in" table:align="left"/>
    </style:style>
    <style:style style:name="Table16.A" style:family="table-column">
      <style:table-column-properties style:column-width="2.3083in"/>
    </style:style>
    <style:style style:name="Table1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6.C1" style:family="table-cell">
      <style:table-cell-properties fo:padding="0.0382in" fo:border="0.25pt solid #000000" style:writing-mode="lr-tb"/>
    </style:style>
    <style:style style:name="Table1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6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7" style:family="table">
      <style:table-properties style:width="2.2319in" fo:margin-left="0in" table:align="left"/>
    </style:style>
    <style:style style:name="Table17.A" style:family="table-column">
      <style:table-column-properties style:column-width="0.7444in"/>
    </style:style>
    <style:style style:name="Table17.B" style:family="table-column">
      <style:table-column-properties style:column-width="0.7438in"/>
    </style:style>
    <style:style style:name="Table1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7.B1" style:family="table-cell">
      <style:table-cell-properties fo:padding="0.0382in" fo:border="0.25pt solid #000000" style:writing-mode="lr-tb"/>
    </style:style>
    <style:style style:name="Table1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7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8" style:family="table">
      <style:table-properties style:width="2.2319in" fo:margin-left="0in" table:align="left"/>
    </style:style>
    <style:style style:name="Table18.A" style:family="table-column">
      <style:table-column-properties style:column-width="0.7444in"/>
    </style:style>
    <style:style style:name="Table18.B" style:family="table-column">
      <style:table-column-properties style:column-width="0.7438in"/>
    </style:style>
    <style:style style:name="Table18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8.B1" style:family="table-cell">
      <style:table-cell-properties fo:padding="0.0382in" fo:border="0.25pt solid #000000" style:writing-mode="lr-tb"/>
    </style:style>
    <style:style style:name="Table18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8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9" style:family="table">
      <style:table-properties style:width="6.925in" fo:margin-left="0in" table:align="left"/>
    </style:style>
    <style:style style:name="Table19.A" style:family="table-column">
      <style:table-column-properties style:column-width="2.3083in"/>
    </style:style>
    <style:style style:name="Table19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9.C1" style:family="table-cell">
      <style:table-cell-properties fo:padding="0.0382in" fo:border="0.25pt solid #000000" style:writing-mode="lr-tb"/>
    </style:style>
    <style:style style:name="Table19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9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0" style:family="table">
      <style:table-properties style:width="2.2319in" fo:margin-left="0in" table:align="left"/>
    </style:style>
    <style:style style:name="Table20.A" style:family="table-column">
      <style:table-column-properties style:column-width="0.7444in"/>
    </style:style>
    <style:style style:name="Table20.B" style:family="table-column">
      <style:table-column-properties style:column-width="0.7438in"/>
    </style:style>
    <style:style style:name="Table20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0.B1" style:family="table-cell">
      <style:table-cell-properties fo:padding="0.0382in" fo:border="0.25pt solid #000000" style:writing-mode="lr-tb"/>
    </style:style>
    <style:style style:name="Table20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0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1" style:family="table">
      <style:table-properties style:width="2.2319in" fo:margin-left="0in" table:align="left"/>
    </style:style>
    <style:style style:name="Table21.A" style:family="table-column">
      <style:table-column-properties style:column-width="0.7444in"/>
    </style:style>
    <style:style style:name="Table21.B" style:family="table-column">
      <style:table-column-properties style:column-width="0.7438in"/>
    </style:style>
    <style:style style:name="Table2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1.B1" style:family="table-cell">
      <style:table-cell-properties fo:padding="0.0382in" fo:border="0.25pt solid #000000" style:writing-mode="lr-tb"/>
    </style:style>
    <style:style style:name="Table2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style:font-name="Courier New" fo:font-size="10pt" style:font-size-asian="10pt" style:font-size-complex="10pt"/>
    </style:style>
    <style:style style:name="P3" style:family="paragraph" style:parent-style-name="Standard">
      <style:text-properties style:font-name="Liberation Mono" fo:font-size="8pt" style:font-size-asian="8pt" style:font-size-complex="8pt"/>
    </style:style>
    <style:style style:name="P4" style:family="paragraph" style:parent-style-name="Standard">
      <style:text-properties style:font-name="Courier New" fo:font-size="10pt" style:font-size-asian="10pt" style:font-size-complex="10pt"/>
    </style:style>
    <style:style style:name="P5" style:family="paragraph" style:parent-style-name="Standard">
      <style:text-properties style:font-name="Courier New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HTML_20_Preformatted">
      <loext:graphic-properties draw:fill="solid" draw:fill-color="#ffffff" draw:opacity="100%"/>
      <style:paragraph-properties style:line-height-at-least="0.1563in" fo:background-color="#ffffff" style:line-break="normal"/>
    </style:style>
    <style:style style:name="P8" style:family="paragraph" style:parent-style-name="Table_20_Contents">
      <style:text-properties officeooo:rsid="00053f20" officeooo:paragraph-rsid="00053f20"/>
    </style:style>
    <style:style style:name="P9" style:family="paragraph" style:parent-style-name="Standard" style:master-page-name="MP0">
      <style:paragraph-properties style:page-number="auto" fo:break-before="page"/>
    </style:style>
    <style:style style:name="P10" style:family="paragraph" style:parent-style-name="Standard">
      <style:text-properties style:font-name="Liberation Mono" fo:font-size="8pt" style:font-size-asian="8pt" style:font-size-complex="8pt"/>
    </style:style>
    <style:style style:name="P11" style:family="paragraph" style:parent-style-name="Standard">
      <style:text-properties style:font-name="Liberation Mono1" fo:font-size="8pt" style:font-size-asian="8pt" style:font-size-complex="8pt"/>
    </style:style>
    <style:style style:name="P12" style:family="paragraph" style:parent-style-name="Standard">
      <style:text-properties style:font-name="Liberation Mono1" fo:font-size="8pt" fo:language="en" fo:country="CA" style:letter-kerning="false" style:font-name-asian="Times New Roman" style:font-size-asian="8pt" style:language-asian="en" style:country-asian="CA" style:font-name-complex="Courier New" style:font-size-complex="8pt" style:language-complex="ar" style:country-complex="SA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break-before="page"/>
    </style:style>
    <style:style style:name="T1" style:family="text">
      <style:text-properties style:font-name="Liberation Mono" fo:font-size="8pt" style:font-size-asian="8pt" style:font-size-complex="8pt"/>
    </style:style>
    <style:style style:name="T2" style:family="text">
      <style:text-properties fo:color="#000000"/>
    </style:style>
    <style:style style:name="T3" style:family="text">
      <style:text-properties fo:color="#000000" style:font-name="Lucida Console"/>
    </style:style>
    <style:style style:name="T4" style:family="text">
      <style:text-properties fo:color="#000000" style:font-name="Liberation Mono1"/>
    </style:style>
    <style:style style:name="T5" style:family="text">
      <style:text-properties fo:color="#000000" style:font-name="Liberation Mono1" fo:font-size="8pt" style:font-size-asian="8pt" style:font-size-complex="8pt"/>
    </style:style>
    <style:style style:name="T6" style:family="text">
      <style:text-properties style:font-name="Courier New" fo:font-size="10pt" fo:language="en" fo:country="CA" style:letter-kerning="false" style:font-name-asian="Times New Roman" style:font-size-asian="10pt" style:language-asian="en" style:country-asian="CA" style:font-name-complex="Courier New" style:font-size-complex="10pt" style:language-complex="ar" style:country-complex="SA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Liberation Mono1"/>
    </style:style>
    <style:style style:name="T9" style:family="text">
      <style:text-properties style:font-name="Liberation Mono1" fo:font-size="8pt" style:font-size-asian="8pt" style:font-size-complex="8pt"/>
    </style:style>
    <style:style style:name="T10" style:family="text">
      <style:text-properties style:font-name="Liberation Mono1" fo:font-size="8pt" officeooo:rsid="0004e7ec" style:font-size-asian="8pt" style:font-size-complex="8pt"/>
    </style:style>
    <style:style style:name="T11" style:family="text">
      <style:text-properties style:font-name="Liberation Mono1" fo:font-size="8pt" fo:language="en" fo:country="CA" style:letter-kerning="false" style:font-name-asian="Times New Roman" style:font-size-asian="8pt" style:language-asian="en" style:country-asian="CA" style:font-name-complex="Courier New" style:font-size-complex="8pt" style:language-complex="ar" style:country-complex="SA"/>
    </style:style>
    <style:style style:name="T12" style:family="text">
      <style:text-properties style:font-name="Liberation Mono1" fo:font-size="10pt" fo:language="en" fo:country="CA" style:letter-kerning="false" style:font-name-asian="Times New Roman" style:font-size-asian="10pt" style:language-asian="en" style:country-asian="CA" style:font-name-complex="Courier New" style:font-size-complex="10pt" style:language-complex="ar" style:country-complex="SA"/>
    </style:style>
    <style:style style:name="T13" style:family="text">
      <style:text-properties style:font-name="Liberation Mono1" fo:language="en" fo:country="CA" style:letter-kerning="false" style:font-name-asian="Times New Roman" style:language-asian="en" style:country-asian="CA" style:font-name-complex="Courier New" style:language-complex="ar" style:country-complex="SA"/>
    </style:style>
    <style:style style:name="T14" style:family="text">
      <style:text-properties fo:font-size="10pt" fo:language="en" fo:country="CA" style:letter-kerning="false" style:font-name-asian="Times New Roman" style:font-size-asian="10pt" style:language-asian="en" style:country-asian="CA" style:font-name-complex="Courier New" style:font-size-complex="10pt" style:language-complex="ar" style:country-complex="SA"/>
    </style:style>
    <style:style style:name="T15" style:family="text">
      <style:text-properties officeooo:rsid="0004e7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oronto Fire Services Incident Data: Revisited</text:p>
      <text:p text:style-name="Standard">By Geoffrey Clark, for Dr. Ceni Babaoglu</text:p>
      <text:p text:style-name="Standard">October 2nd, 2018</text:p>
      <text:p text:style-name="Standard"/>
      <text:p text:style-name="Standard">Methodology: Compare model trained with ROSE data vs. model trained with randomly sampled data. Both datasets created by sampling 60% of entire dataset. Classifier used was logistic regression with below formula and threshold of 0.5.</text:p>
      <text:p text:style-name="Standard"/>
      <text:p text:style-name="P3">model_logistic_bal &lt;- glm(CRITICAL ~ ., data=I_s_ROSE, family=binomial(link="logit"))</text:p>
      <text:p text:style-name="P3">model_logistic_imb &lt;- glm(CRITICAL ~., data = I_s[full_idx$train,], family=binomial(link="logit"))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Original Data (%)</text:p>
          </table:table-cell>
          <table:table-cell table:style-name="Table1.C1" office:value-type="string">
            <text:p text:style-name="Table_20_Contents">ROSE Data (%)</text:p>
          </table:table-cell>
        </table:table-row>
        <table:table-row>
          <table:table-cell table:style-name="Table1.A2" office:value-type="string">
            <text:p text:style-name="Table_20_Contents">Accuracy</text:p>
          </table:table-cell>
          <table:table-cell table:style-name="Table1.A2" office:value-type="string">
            <text:p text:style-name="Table_20_Contents">97.4</text:p>
          </table:table-cell>
          <table:table-cell table:style-name="Table1.C2" office:value-type="string">
            <text:p text:style-name="Table_20_Contents">91.8</text:p>
          </table:table-cell>
        </table:table-row>
        <table:table-row>
          <table:table-cell table:style-name="Table1.A2" office:value-type="string">
            <text:p text:style-name="Table_20_Contents">False-Negative Rate</text:p>
          </table:table-cell>
          <table:table-cell table:style-name="Table1.A2" office:value-type="string">
            <text:p text:style-name="Table_20_Contents">56.9</text:p>
          </table:table-cell>
          <table:table-cell table:style-name="Table1.C2" office:value-type="string">
            <text:p text:style-name="Table_20_Contents">19.1</text:p>
          </table:table-cell>
        </table:table-row>
        <table:table-row>
          <table:table-cell table:style-name="Table1.A2" office:value-type="string">
            <text:p text:style-name="Table_20_Contents">Precision</text:p>
          </table:table-cell>
          <table:table-cell table:style-name="Table1.A2" office:value-type="string">
            <text:p text:style-name="Table_20_Contents">89.4</text:p>
          </table:table-cell>
          <table:table-cell table:style-name="Table1.C2" office:value-type="string">
            <text:p text:style-name="Table_20_Contents">31.3</text:p>
          </table:table-cell>
        </table:table-row>
        <table:table-row>
          <table:table-cell table:style-name="Table1.A2" office:value-type="string">
            <text:p text:style-name="Table_20_Contents">Recall</text:p>
          </table:table-cell>
          <table:table-cell table:style-name="Table1.A2" office:value-type="string">
            <text:p text:style-name="Table_20_Contents">43.0</text:p>
          </table:table-cell>
          <table:table-cell table:style-name="Table1.C2" office:value-type="string">
            <text:p text:style-name="Table_20_Contents">80.8</text:p>
          </table:table-cell>
        </table:table-row>
        <table:table-row>
          <table:table-cell table:style-name="Table1.A2" office:value-type="string">
            <text:p text:style-name="Table_20_Contents">F1-Score</text:p>
          </table:table-cell>
          <table:table-cell table:style-name="Table1.A2" office:value-type="string">
            <text:p text:style-name="Table_20_Contents">58.1</text:p>
          </table:table-cell>
          <table:table-cell table:style-name="Table1.C2" office:value-type="string">
            <text:p text:style-name="Table_20_Contents">45.2</text:p>
          </table:table-cell>
        </table:table-row>
        <table:table-row>
          <table:table-cell table:style-name="Table1.A2" office:value-type="string">
            <text:p text:style-name="Table_20_Contents">Confusion Matrix</text:p>
          </table:table-cell>
          <table:table-cell table:style-name="Table1.A2" office:value-type="string">
            <table:table table:name="Table2" table:style-name="Table2">
              <table:table-column table:style-name="Table2.A"/>
              <table:table-column table:style-name="Table2.B" table:number-columns-repeated="2"/>
              <table:table-row>
                <table:table-cell table:style-name="Table2.A1" office:value-type="string">
                  <text:p text:style-name="Table_20_Contents"/>
                </table:table-cell>
                <table:table-cell table:style-name="Table2.A1" office:value-type="string">
                  <text:p text:style-name="Table_20_Contents">0</text:p>
                </table:table-cell>
                <table:table-cell table:style-name="Table2.C1" office:value-type="string">
                  <text:p text:style-name="Table_20_Contents">1</text:p>
                </table:table-cell>
              </table:table-row>
              <table:table-row>
                <table:table-cell table:style-name="Table2.A2" office:value-type="string">
                  <text:p text:style-name="Table_20_Contents">0</text:p>
                </table:table-cell>
                <table:table-cell table:style-name="Table2.A2" office:value-type="string">
                  <text:p text:style-name="Table_20_Contents">126544</text:p>
                </table:table-cell>
                <table:table-cell table:style-name="Table2.C2" office:value-type="string">
                  <text:p text:style-name="Table_20_Contents">3131</text:p>
                </table:table-cell>
              </table:table-row>
              <table:table-row>
                <table:table-cell table:style-name="Table2.A2" office:value-type="string">
                  <text:p text:style-name="Table_20_Contents">1</text:p>
                </table:table-cell>
                <table:table-cell table:style-name="Table2.A2" office:value-type="string">
                  <text:p text:style-name="Table_20_Contents">280</text:p>
                </table:table-cell>
                <table:table-cell table:style-name="Table2.C2" office:value-type="string">
                  <text:p text:style-name="Table_20_Contents">2369</text:p>
                </table:table-cell>
              </table:table-row>
            </table:table>
            <text:p text:style-name="Table_20_Contents"/>
          </table:table-cell>
          <table:table-cell table:style-name="Table1.C2" office:value-type="string">
            <table:table table:name="Table3" table:style-name="Table3">
              <table:table-column table:style-name="Table3.A"/>
              <table:table-column table:style-name="Table3.B" table:number-columns-repeated="2"/>
              <table:table-row>
                <table:table-cell table:style-name="Table3.A1" office:value-type="string">
                  <text:p text:style-name="Table_20_Contents"/>
                </table:table-cell>
                <table:table-cell table:style-name="Table3.A1" office:value-type="string">
                  <text:p text:style-name="Table_20_Contents">0</text:p>
                </table:table-cell>
                <table:table-cell table:style-name="Table3.C1" office:value-type="string">
                  <text:p text:style-name="Table_20_Contents">1</text:p>
                </table:table-cell>
              </table:table-row>
              <table:table-row>
                <table:table-cell table:style-name="Table3.A2" office:value-type="string">
                  <text:p text:style-name="Table_20_Contents">0</text:p>
                </table:table-cell>
                <table:table-cell table:style-name="Table3.A2" office:value-type="string">
                  <text:p text:style-name="Table_20_Contents">117092</text:p>
                </table:table-cell>
                <table:table-cell table:style-name="Table3.C2" office:value-type="string">
                  <text:p text:style-name="Table_20_Contents">1051</text:p>
                </table:table-cell>
              </table:table-row>
              <table:table-row>
                <table:table-cell table:style-name="Table3.A2" office:value-type="string">
                  <text:p text:style-name="Table_20_Contents">1</text:p>
                </table:table-cell>
                <table:table-cell table:style-name="Table3.A2" office:value-type="string">
                  <text:p text:style-name="Table_20_Contents">9730</text:p>
                </table:table-cell>
                <table:table-cell table:style-name="Table3.C2" office:value-type="string">
                  <text:p text:style-name="Table_20_Contents">4448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">October 9th</text:p>
      <text:p text:style-name="Standard"/>
      <text:p text:style-name="Standard">Support Vector Machines</text:p>
      <text:p text:style-name="Standard"/>
      <text:p text:style-name="Standard">linear kernal, cost = 1, scale=T</text:p>
      <text:p text:style-name="Standard"/>
      <text:p text:style-name="P3">model_svm_imb &lt;- svm(formula = CRITICAL ~ ALARM_TO_FD + RESPONSE_TYPE + EST_KM + INITIAL_UNIT_PERSONNEL + INCIDENT_DAY + INCIDENT_MONTH + INITIAL_CALL_HOUR + INITIAL_CALL_MIN, data = I_s[full_idx$train, ], kernel = "linear", cost = 1)</text:p>
      <text:p text:style-name="P3"/>
      <text:p text:style-name="P3">model_svm_bal &lt;- svm(formula = CRITICAL ~ ALARM_TO_FD + RESPONSE_TYPE + EST_KM + INITIAL_UNIT_PERSONNEL + INCIDENT_DAY + INCIDENT_MONTH + INITIAL_CALL_HOUR + INITIAL_CALL_MIN, data = I_s_ROSE, kernel = "linear", cost = 1)</text:p>
      <text:p text:style-name="Standard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>Original Data (%)</text:p>
          </table:table-cell>
          <table:table-cell table:style-name="Table4.C1" office:value-type="string">
            <text:p text:style-name="Table_20_Contents">ROSE Data (%)</text:p>
          </table:table-cell>
        </table:table-row>
        <table:table-row>
          <table:table-cell table:style-name="Table4.A2" office:value-type="string">
            <text:p text:style-name="Table_20_Contents">Accuracy</text:p>
          </table:table-cell>
          <table:table-cell table:style-name="Table4.A2" office:value-type="string">
            <text:p text:style-name="Table_20_Contents">97.2</text:p>
          </table:table-cell>
          <table:table-cell table:style-name="Table4.C2" office:value-type="string">
            <text:p text:style-name="Table_20_Contents">85.6</text:p>
          </table:table-cell>
        </table:table-row>
        <table:table-row>
          <table:table-cell table:style-name="Table4.A2" office:value-type="string">
            <text:p text:style-name="Table_20_Contents">False-Negative Rate</text:p>
          </table:table-cell>
          <table:table-cell table:style-name="Table4.A2" office:value-type="string">
            <text:p text:style-name="Table_20_Contents">61.6</text:p>
          </table:table-cell>
          <table:table-cell table:style-name="Table4.C2" office:value-type="string">
            <text:p text:style-name="Table_20_Contents">26.0</text:p>
          </table:table-cell>
        </table:table-row>
        <table:table-row>
          <table:table-cell table:style-name="Table4.A2" office:value-type="string">
            <text:p text:style-name="Table_20_Contents">Precision</text:p>
          </table:table-cell>
          <table:table-cell table:style-name="Table4.A2" office:value-type="string">
            <text:p text:style-name="Table_20_Contents">88.9</text:p>
          </table:table-cell>
          <table:table-cell table:style-name="Table4.C2" office:value-type="string">
            <text:p text:style-name="Table_20_Contents">18.7</text:p>
          </table:table-cell>
        </table:table-row>
        <table:table-row>
          <table:table-cell table:style-name="Table4.A2" office:value-type="string">
            <text:p text:style-name="Table_20_Contents">Recall</text:p>
          </table:table-cell>
          <table:table-cell table:style-name="Table4.A2" office:value-type="string">
            <text:p text:style-name="Table_20_Contents">38.3</text:p>
          </table:table-cell>
          <table:table-cell table:style-name="Table4.C2" office:value-type="string">
            <text:p text:style-name="Table_20_Contents">73.9</text:p>
          </table:table-cell>
        </table:table-row>
        <table:table-row>
          <table:table-cell table:style-name="Table4.A2" office:value-type="string">
            <text:p text:style-name="Table_20_Contents">F1-Score</text:p>
          </table:table-cell>
          <table:table-cell table:style-name="Table4.A2" office:value-type="string">
            <text:p text:style-name="Table_20_Contents">53.5</text:p>
          </table:table-cell>
          <table:table-cell table:style-name="Table4.C2" office:value-type="string">
            <text:p text:style-name="Table_20_Contents">29.9</text:p>
          </table:table-cell>
        </table:table-row>
        <table:table-row>
          <table:table-cell table:style-name="Table4.A2" office:value-type="string">
            <text:p text:style-name="Table_20_Contents">Confusion Matrix</text:p>
          </table:table-cell>
          <table:table-cell table:style-name="Table4.A2" office:value-type="string">
            <table:table table:name="Table5" table:style-name="Table5">
              <table:table-column table:style-name="Table5.A"/>
              <table:table-column table:style-name="Table5.B" table:number-columns-repeated="2"/>
              <table:table-row>
                <table:table-cell table:style-name="Table5.A1" office:value-type="string">
                  <text:p text:style-name="Table_20_Contents"/>
                </table:table-cell>
                <table:table-cell table:style-name="Table5.B1" table:number-columns-spanned="2" office:value-type="string">
                  <text:p text:style-name="P6">truth</text:p>
                </table:table-cell>
                <table:covered-table-cell/>
              </table:table-row>
              <table:table-row>
                <table:table-cell table:style-name="Table5.A2" office:value-type="string">
                  <text:p text:style-name="Table_20_Contents">predict</text:p>
                </table:table-cell>
                <table:table-cell table:style-name="Table5.A2" office:value-type="string">
                  <text:p text:style-name="Table_20_Contents">0</text:p>
                </table:table-cell>
                <table:table-cell table:style-name="Table5.C2" office:value-type="string">
                  <text:p text:style-name="Table_20_Contents">1</text:p>
                </table:table-cell>
              </table:table-row>
              <table:table-row>
                <table:table-cell table:style-name="Table5.A2" office:value-type="string">
                  <text:p text:style-name="Table_20_Contents">0</text:p>
                </table:table-cell>
                <table:table-cell table:style-name="Table5.A2" office:value-type="string">
                  <text:p text:style-name="Table_20_Contents">126552</text:p>
                </table:table-cell>
                <table:table-cell table:style-name="Table5.C2" office:value-type="string">
                  <text:p text:style-name="Table_20_Contents">3391</text:p>
                </table:table-cell>
              </table:table-row>
              <table:table-row>
                <table:table-cell table:style-name="Table5.A2" office:value-type="string">
                  <text:p text:style-name="Table_20_Contents">1</text:p>
                </table:table-cell>
                <table:table-cell table:style-name="Table5.A2" office:value-type="string">
                  <text:p text:style-name="Table_20_Contents">261</text:p>
                </table:table-cell>
                <table:table-cell table:style-name="Table5.C2" office:value-type="string">
                  <text:p text:style-name="Table_20_Contents">2108</text:p>
                </table:table-cell>
              </table:table-row>
            </table:table>
            <text:p text:style-name="Table_20_Contents"/>
          </table:table-cell>
          <table:table-cell table:style-name="Table4.C2" office:value-type="string">
            <table:table table:name="Table6" table:style-name="Table6">
              <table:table-column table:style-name="Table6.A"/>
              <table:table-column table:style-name="Table6.B" table:number-columns-repeated="2"/>
              <table:table-row>
                <table:table-cell table:style-name="Table6.A1" office:value-type="string">
                  <text:p text:style-name="Table_20_Contents"/>
                </table:table-cell>
                <table:table-cell table:style-name="Table6.B1" table:number-columns-spanned="2" office:value-type="string">
                  <text:p text:style-name="P6">truth</text:p>
                </table:table-cell>
                <table:covered-table-cell/>
              </table:table-row>
              <table:table-row>
                <table:table-cell table:style-name="Table6.A2" office:value-type="string">
                  <text:p text:style-name="Table_20_Contents">predict</text:p>
                </table:table-cell>
                <table:table-cell table:style-name="Table6.A2" office:value-type="string">
                  <text:p text:style-name="Table_20_Contents">0</text:p>
                </table:table-cell>
                <table:table-cell table:style-name="Table6.C2" office:value-type="string">
                  <text:p text:style-name="Table_20_Contents">1</text:p>
                </table:table-cell>
              </table:table-row>
              <table:table-row>
                <table:table-cell table:style-name="Table6.A2" office:value-type="string">
                  <text:p text:style-name="Table_20_Contents">0</text:p>
                </table:table-cell>
                <table:table-cell table:style-name="Table6.A2" office:value-type="string">
                  <text:p text:style-name="Table_20_Contents">109239</text:p>
                </table:table-cell>
                <table:table-cell table:style-name="Table6.C2" office:value-type="string">
                  <text:p text:style-name="Table_20_Contents">1431</text:p>
                </table:table-cell>
              </table:table-row>
              <table:table-row>
                <table:table-cell table:style-name="Table6.A2" office:value-type="string">
                  <text:p text:style-name="Table_20_Contents">1</text:p>
                </table:table-cell>
                <table:table-cell table:style-name="Table6.A2" office:value-type="string">
                  <text:p text:style-name="Table_20_Contents">17574</text:p>
                </table:table-cell>
                <table:table-cell table:style-name="Table6.C2" office:value-type="string">
                  <text:p text:style-name="Table_20_Contents">4068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1">October 10th</text:p>
      <text:p text:style-name="Standard"/>
      <text:p text:style-name="Standard">Support Vector Machines</text:p>
      <text:p text:style-name="Standard"/>
      <text:p text:style-name="Standard">radial kernal, cost = 1, gamma = 1, scale=T</text:p>
      <text:p text:style-name="Standard"/>
      <text:p text:style-name="P3">model_svm_imb_radial11 &lt;- svm(formula = CRITICAL ~ ALARM_TO_FD + RESPONSE_TYPE + EST_KM + INITIAL_UNIT_PERSONNEL + INCIDENT_DAY + INCIDENT_MONTH + INITIAL_CALL_HOUR + INITIAL_CALL_MIN, data = I_s[full_idx$train, ], kernel = "radial", cost = 1, gamma = 1)</text:p>
      <text:p text:style-name="P3"/>
      <text:p text:style-name="P3"/>
      <text:p text:style-name="Standard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>Original Data (%)</text:p>
          </table:table-cell>
          <table:table-cell table:style-name="Table7.C1" office:value-type="string">
            <text:p text:style-name="Table_20_Contents">ROSE Data (%)</text:p>
          </table:table-cell>
        </table:table-row>
        <table:table-row>
          <table:table-cell table:style-name="Table7.A2" office:value-type="string">
            <text:p text:style-name="Table_20_Contents">Accuracy</text:p>
          </table:table-cell>
          <table:table-cell table:style-name="Table7.A2" office:value-type="string">
            <text:p text:style-name="Table_20_Contents">97.0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False-Negative Rate</text:p>
          </table:table-cell>
          <table:table-cell table:style-name="Table7.A2" office:value-type="string">
            <text:p text:style-name="Table_20_Contents">66.7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Precision</text:p>
          </table:table-cell>
          <table:table-cell table:style-name="Table7.A2" office:value-type="string">
            <text:p text:style-name="Table_20_Contents">87.7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Recall</text:p>
          </table:table-cell>
          <table:table-cell table:style-name="Table7.A2" office:value-type="string">
            <text:p text:style-name="Table_20_Contents">33.2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F1-Score</text:p>
          </table:table-cell>
          <table:table-cell table:style-name="Table7.A2" office:value-type="string">
            <text:p text:style-name="Table_20_Contents">48.2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Confusion Matrix</text:p>
          </table:table-cell>
          <table:table-cell table:style-name="Table7.A2" office:value-type="string">
            <table:table table:name="Table8" table:style-name="Table8">
              <table:table-column table:style-name="Table8.A"/>
              <table:table-column table:style-name="Table8.B" table:number-columns-repeated="2"/>
              <table:table-row>
                <table:table-cell table:style-name="Table8.A1" office:value-type="string">
                  <text:p text:style-name="Table_20_Contents"/>
                </table:table-cell>
                <table:table-cell table:style-name="Table8.B1" table:number-columns-spanned="2" office:value-type="string">
                  <text:p text:style-name="P6">truth</text:p>
                </table:table-cell>
                <table:covered-table-cell/>
              </table:table-row>
              <table:table-row>
                <table:table-cell table:style-name="Table8.A2" office:value-type="string">
                  <text:p text:style-name="Table_20_Contents">predict</text:p>
                </table:table-cell>
                <table:table-cell table:style-name="Table8.A2" office:value-type="string">
                  <text:p text:style-name="Table_20_Contents">0</text:p>
                </table:table-cell>
                <table:table-cell table:style-name="Table8.C2" office:value-type="string">
                  <text:p text:style-name="Table_20_Contents">1</text:p>
                </table:table-cell>
              </table:table-row>
              <table:table-row>
                <table:table-cell table:style-name="Table8.A2" office:value-type="string">
                  <text:p text:style-name="Table_20_Contents">0</text:p>
                </table:table-cell>
                <table:table-cell table:style-name="Table8.A2" office:value-type="string">
                  <text:p text:style-name="Table_20_Contents">126558</text:p>
                </table:table-cell>
                <table:table-cell table:style-name="Table8.C2" office:value-type="string">
                  <text:p text:style-name="Table_20_Contents">3669</text:p>
                </table:table-cell>
              </table:table-row>
              <table:table-row>
                <table:table-cell table:style-name="Table8.A2" office:value-type="string">
                  <text:p text:style-name="Table_20_Contents">1</text:p>
                </table:table-cell>
                <table:table-cell table:style-name="Table8.A2" office:value-type="string">
                  <text:p text:style-name="Table_20_Contents">255</text:p>
                </table:table-cell>
                <table:table-cell table:style-name="Table8.C2" office:value-type="string">
                  <text:p text:style-name="Table_20_Contents">1830</text:p>
                </table:table-cell>
              </table:table-row>
            </table:table>
            <text:p text:style-name="Table_20_Contents"/>
          </table:table-cell>
          <table:table-cell table:style-name="Table7.C2" office:value-type="string">
            <table:table table:name="Table9" table:style-name="Table9">
              <table:table-column table:style-name="Table9.A"/>
              <table:table-column table:style-name="Table9.B" table:number-columns-repeated="2"/>
              <table:table-row>
                <table:table-cell table:style-name="Table9.A1" office:value-type="string">
                  <text:p text:style-name="Table_20_Contents"/>
                </table:table-cell>
                <table:table-cell table:style-name="Table9.B1" table:number-columns-spanned="2" office:value-type="string">
                  <text:p text:style-name="P6">truth</text:p>
                </table:table-cell>
                <table:covered-table-cell/>
              </table:table-row>
              <table:table-row>
                <table:table-cell table:style-name="Table9.A2" office:value-type="string">
                  <text:p text:style-name="Table_20_Contents">predict</text:p>
                </table:table-cell>
                <table:table-cell table:style-name="Table9.A2" office:value-type="string">
                  <text:p text:style-name="Table_20_Contents">0</text:p>
                </table:table-cell>
                <table:table-cell table:style-name="Table9.C2" office:value-type="string">
                  <text:p text:style-name="Table_20_Contents">1</text:p>
                </table:table-cell>
              </table:table-row>
              <table:table-row>
                <table:table-cell table:style-name="Table9.A2" office:value-type="string">
                  <text:p text:style-name="Table_20_Contents">0</text:p>
                </table:table-cell>
                <table:table-cell table:style-name="Table9.A2" office:value-type="string">
                  <text:p text:style-name="Table_20_Contents"/>
                </table:table-cell>
                <table:table-cell table:style-name="Table9.C2" office:value-type="string">
                  <text:p text:style-name="Table_20_Contents"/>
                </table:table-cell>
              </table:table-row>
              <table:table-row>
                <table:table-cell table:style-name="Table9.A2" office:value-type="string">
                  <text:p text:style-name="Table_20_Contents">1</text:p>
                </table:table-cell>
                <table:table-cell table:style-name="Table9.A2" office:value-type="string">
                  <text:p text:style-name="Table_20_Contents"/>
                </table:table-cell>
                <table:table-cell table:style-name="Table9.C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1">October 11th</text:p>
      <text:p text:style-name="Standard"/>
      <text:p text:style-name="Standard">Support Vector Machines</text:p>
      <text:p text:style-name="Standard"/>
      <text:p text:style-name="Standard">radial kernal, cost = 1, gamma = 1, scale=T</text:p>
      <text:p text:style-name="Standard"/>
      <text:p text:style-name="P3">model_svm_imb_radial11b &lt;- svm(formula = CRITICAL ~ EVENT_TYPE_CD + ALARM_TO_FD + RESPONSE_TYPE + EST_KM + INITIAL_UNIT_PERSONNEL + INCIDENT_DAY + INCIDENT_MONTH + INITIAL_CALL_HOUR + INITIAL_CALL_MIN, data = I_s[full_idx$train, ], kernel = "radial", cost = 1, gamma = 1)</text:p>
      <text:p text:style-name="P3"/>
      <text:p text:style-name="P3"/>
      <text:p text:style-name="Standard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Table_20_Contents">Original Data (%)</text:p>
          </table:table-cell>
          <table:table-cell table:style-name="Table10.C1" office:value-type="string">
            <text:p text:style-name="Table_20_Contents">ROSE Data (%)</text:p>
          </table:table-cell>
        </table:table-row>
        <table:table-row>
          <table:table-cell table:style-name="Table10.A2" office:value-type="string">
            <text:p text:style-name="Table_20_Contents">Accuracy</text:p>
          </table:table-cell>
          <table:table-cell table:style-name="Table10.A2" office:value-type="string">
            <text:p text:style-name="Table_20_Contents">96.8</text:p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False-Negative Rate</text:p>
          </table:table-cell>
          <table:table-cell table:style-name="Table10.A2" office:value-type="string">
            <text:p text:style-name="Table_20_Contents">71.1</text:p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Precision</text:p>
          </table:table-cell>
          <table:table-cell table:style-name="Table10.A2" office:value-type="string">
            <text:p text:style-name="Table_20_Contents">88.6</text:p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Recall</text:p>
          </table:table-cell>
          <table:table-cell table:style-name="Table10.A2" office:value-type="string">
            <text:p text:style-name="Table_20_Contents">28.8</text:p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F1-Score</text:p>
          </table:table-cell>
          <table:table-cell table:style-name="Table10.A2" office:value-type="string">
            <text:p text:style-name="Table_20_Contents">43.5</text:p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Confusion Matrix</text:p>
          </table:table-cell>
          <table:table-cell table:style-name="Table10.A2" office:value-type="string">
            <table:table table:name="Table11" table:style-name="Table11">
              <table:table-column table:style-name="Table11.A"/>
              <table:table-column table:style-name="Table11.B" table:number-columns-repeated="2"/>
              <table:table-row>
                <table:table-cell table:style-name="Table11.A1" office:value-type="string">
                  <text:p text:style-name="Table_20_Contents"/>
                </table:table-cell>
                <table:table-cell table:style-name="Table11.B1" table:number-columns-spanned="2" office:value-type="string">
                  <text:p text:style-name="P6">truth</text:p>
                </table:table-cell>
                <table:covered-table-cell/>
              </table:table-row>
              <table:table-row>
                <table:table-cell table:style-name="Table11.A2" office:value-type="string">
                  <text:p text:style-name="Table_20_Contents">predict</text:p>
                </table:table-cell>
                <table:table-cell table:style-name="Table11.A2" office:value-type="string">
                  <text:p text:style-name="Table_20_Contents">0</text:p>
                </table:table-cell>
                <table:table-cell table:style-name="Table11.C2" office:value-type="string">
                  <text:p text:style-name="Table_20_Contents">1</text:p>
                </table:table-cell>
              </table:table-row>
              <table:table-row>
                <table:table-cell table:style-name="Table11.A2" office:value-type="string">
                  <text:p text:style-name="Table_20_Contents">0</text:p>
                </table:table-cell>
                <table:table-cell table:style-name="Table11.A2" office:value-type="string">
                  <text:p text:style-name="Table_20_Contents">126609</text:p>
                </table:table-cell>
                <table:table-cell table:style-name="Table11.C2" office:value-type="string">
                  <text:p text:style-name="Table_20_Contents">3913</text:p>
                </table:table-cell>
              </table:table-row>
              <table:table-row>
                <table:table-cell table:style-name="Table11.A2" office:value-type="string">
                  <text:p text:style-name="Table_20_Contents">1</text:p>
                </table:table-cell>
                <table:table-cell table:style-name="Table11.A2" office:value-type="string">
                  <text:p text:style-name="Table_20_Contents">204</text:p>
                </table:table-cell>
                <table:table-cell table:style-name="Table11.C2" office:value-type="string">
                  <text:p text:style-name="Table_20_Contents">1586</text:p>
                </table:table-cell>
              </table:table-row>
            </table:table>
            <text:p text:style-name="Table_20_Contents"/>
          </table:table-cell>
          <table:table-cell table:style-name="Table10.C2" office:value-type="string">
            <table:table table:name="Table12" table:style-name="Table12">
              <table:table-column table:style-name="Table12.A"/>
              <table:table-column table:style-name="Table12.B" table:number-columns-repeated="2"/>
              <table:table-row>
                <table:table-cell table:style-name="Table12.A1" office:value-type="string">
                  <text:p text:style-name="Table_20_Contents"/>
                </table:table-cell>
                <table:table-cell table:style-name="Table12.B1" table:number-columns-spanned="2" office:value-type="string">
                  <text:p text:style-name="P6">truth</text:p>
                </table:table-cell>
                <table:covered-table-cell/>
              </table:table-row>
              <table:table-row>
                <table:table-cell table:style-name="Table12.A2" office:value-type="string">
                  <text:p text:style-name="Table_20_Contents">predict</text:p>
                </table:table-cell>
                <table:table-cell table:style-name="Table12.A2" office:value-type="string">
                  <text:p text:style-name="Table_20_Contents">0</text:p>
                </table:table-cell>
                <table:table-cell table:style-name="Table12.C2" office:value-type="string">
                  <text:p text:style-name="Table_20_Contents">1</text:p>
                </table:table-cell>
              </table:table-row>
              <table:table-row>
                <table:table-cell table:style-name="Table12.A2" office:value-type="string">
                  <text:p text:style-name="Table_20_Contents">0</text:p>
                </table:table-cell>
                <table:table-cell table:style-name="Table12.A2" office:value-type="string">
                  <text:p text:style-name="Table_20_Contents"/>
                </table:table-cell>
                <table:table-cell table:style-name="Table12.C2" office:value-type="string">
                  <text:p text:style-name="Table_20_Contents"/>
                </table:table-cell>
              </table:table-row>
              <table:table-row>
                <table:table-cell table:style-name="Table12.A2" office:value-type="string">
                  <text:p text:style-name="Table_20_Contents">1</text:p>
                </table:table-cell>
                <table:table-cell table:style-name="Table12.A2" office:value-type="string">
                  <text:p text:style-name="Table_20_Contents"/>
                </table:table-cell>
                <table:table-cell table:style-name="Table12.C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2">&lt;RespondingUnits&gt;</text:p>
      <text:p text:style-name="P4"><text:s text:c="2"/>&lt;INCIDENT_NUMBER&gt;F11000010&lt;/INCIDENT_NUMBER&gt;</text:p>
      <text:p text:style-name="P4"><text:s text:c="2"/>&lt;CAD_UNIT_ID&gt;P342&lt;/CAD_UNIT_ID&gt;</text:p>
      <text:p text:style-name="P4"><text:s text:c="2"/>&lt;DISPATCH_TIME&gt;2011-01-01 00:04:13&lt;/DISPATCH_TIME&gt;</text:p>
      <text:p text:style-name="P4"><text:s text:c="2"/>&lt;ENROUTE_TIME&gt;2011-01-01 00:05:45&lt;/ENROUTE_TIME&gt;</text:p>
      <text:p text:style-name="P4"><text:s text:c="2"/>&lt;ARRIVE_TIME&gt;2011-01-01 00:10:02&lt;/ARRIVE_TIME&gt;</text:p>
      <text:p text:style-name="P4"><text:s text:c="2"/>&lt;CLEAR_TIME&gt;2011-01-01 00:31:19&lt;/CLEAR_TIME&gt;</text:p>
      <text:p text:style-name="P4">&lt;/RespondingUnits&gt;</text:p>
      <text:p text:style-name="P4">&lt;RespondingUnits&gt;</text:p>
      <text:p text:style-name="P4"><text:s text:c="2"/>&lt;INCIDENT_NUMBER&gt;F11000011&lt;/INCIDENT_NUMBER&gt;</text:p>
      <text:p text:style-name="P4"><text:s text:c="2"/>&lt;CAD_UNIT_ID&gt;A131&lt;/CAD_UNIT_ID&gt;</text:p>
      <text:p text:style-name="P4"><text:s text:c="2"/>&lt;DISPATCH_TIME&gt;2011-01-01 00:04:46&lt;/DISPATCH_TIME&gt;</text:p>
      <text:p text:style-name="P4"><text:s text:c="2"/>&lt;ENROUTE_TIME&gt;2011-01-01 00:07:30&lt;/ENROUTE_TIME&gt;</text:p>
      <text:p text:style-name="P4"><text:s text:c="2"/>&lt;ARRIVE_TIME&gt;2011-01-01 00:09:02&lt;/ARRIVE_TIME&gt;</text:p>
      <text:p text:style-name="P4"><text:s text:c="2"/>&lt;CLEAR_TIME&gt;2011-01-01 00:15:14&lt;/CLEAR_TIME&gt;</text:p>
      <text:p text:style-name="P4">&lt;/RespondingUnits&gt;</text:p>
      <text:p text:style-name="P4"/>
      <text:p text:style-name="P5">&gt; str(I_s)</text:p>
      <text:p text:style-name="P5">'data.frame': <text:s text:c="2"/>720370 obs. of <text:s/>11 variables:</text:p>
      <text:p text:style-name="P5"><text:s/>$ EVENT_TYPE_CD <text:s text:c="8"/>: Factor w/ 131 levels "CBRN1","CBRN2",..: 18 18 18 18 18 18 18 18 18 18 ...</text:p>
      <text:p text:style-name="P5"><text:s/>$ ALARM_TO_FD <text:s text:c="10"/>: Factor w/ 12 levels "1","2","3","4",..: 1 1 1 1 5 5 1 1 5 5 ...</text:p>
      <text:p text:style-name="P5"><text:s/>$ RESPONSE_TYPE <text:s text:c="8"/>: Factor w/ 69 levels "1","2","3","11",..: 14 14 31 14 10 14 15 15 15 15 ...</text:p>
      <text:p text:style-name="P5"><text:s/>$ EST_KM <text:s text:c="15"/>: num <text:s/>3 3 3 3 4 5 2 1 3 1 ...</text:p>
      <text:p text:style-name="P5"><text:s/>$ INITIAL_UNIT_PERSONNEL: int <text:s/>3 4 3 4 4 3 4 4 4 4 ...</text:p>
      <text:p text:style-name="P5"><text:s/>$ INCIDENT_DAY <text:s text:c="9"/>: Factor w/ 7 levels "Sunday","Monday",..: 1 3 1 3 6 5 2 3 4 4 ...</text:p>
      <text:p text:style-name="P5"><text:s/>$ INCIDENT_MONTH <text:s text:c="7"/>: Factor w/ 11 levels "January","February",..: 10 6 2 4 10 4 NA 5 9 6 ...</text:p>
      <text:p text:style-name="P5"><text:s/>$ INITIAL_CALL_HOUR <text:s text:c="4"/>: int <text:s/>20 13 15 15 13 9 15 14 17 14 ...</text:p>
      <text:p text:style-name="P5"><text:s/>$ INITIAL_CALL_MIN <text:s text:c="5"/>: int <text:s/>33 34 56 45 36 56 0 59 4 8 ...</text:p>
      <text:p text:style-name="P5"><text:s/>$ CRITICAL <text:s text:c="13"/>: Factor w/ 2 levels "0","1": 2 2 2 1 2 2 1 1 1 2 ...</text:p>
      <text:p text:style-name="P5"><text:s/>$ EVENT_GROUP <text:s text:c="10"/>: Factor w/ 12 levels "Alarm","CC","CM",..: 1 1 1 1 1 1 1 1 1 1 ...</text:p>
      <text:p text:style-name="P5"/>
      <text:p text:style-name="P5">&gt; str(I_s_ROSE)</text:p>
      <text:p text:style-name="P5">'data.frame': <text:s text:c="2"/>396801 obs. of <text:s/>10 variables:</text:p>
      <text:p text:style-name="P5"><text:s/>$ EVENT_TYPE_CD <text:s text:c="8"/>: Factor w/ 131 levels "CBRN1","CBRN2",..: 18 76 77 112 14 8 74 70 8 74 ...</text:p>
      <text:p text:style-name="P5"><text:s/>$ ALARM_TO_FD <text:s text:c="10"/>: Factor w/ 12 levels "1","2","3","4",..: 1 3 3 1 5 1 3 3 1 3 ...</text:p>
      <text:p text:style-name="P5"><text:s/>$ RESPONSE_TYPE <text:s text:c="8"/>: Factor w/ 69 levels "1","2","3","11",..: 14 48 48 40 10 21 48 48 34 48 ...</text:p>
      <text:p text:style-name="P5"><text:s/>$ EST_KM <text:s text:c="15"/>: num <text:s/>1.38 2.13 3.85 4.59 4.44 ...</text:p>
      <text:p text:style-name="P5"><text:s/>$ INITIAL_UNIT_PERSONNEL: num <text:s/>3.95 4.21 4.05 4.13 3.81 ...</text:p>
      <text:p text:style-name="P5"><text:s/>$ INCIDENT_DAY <text:s text:c="9"/>: Factor w/ 7 levels "Sunday","Monday",..: 4 3 1 3 1 6 6 2 2 5 ...</text:p>
      <text:p text:style-name="P5"><text:s/>$ INCIDENT_MONTH <text:s text:c="7"/>: Factor w/ 11 levels "January","February",..: 9 2 2 11 11 9 6 11 3 9 ...</text:p>
      <text:p text:style-name="P5"><text:s/>$ INITIAL_CALL_HOUR <text:s text:c="4"/>: num <text:s/>5.99 5.59 15.96 23.77 14.48 ...</text:p>
      <text:p text:style-name="P5"><text:s/>$ INITIAL_CALL_MIN <text:s text:c="5"/>: num <text:s/>32.6 29.5 45.3 49.4 56.5 ...</text:p>
      <text:p text:style-name="P5"><text:s/>$ CRITICAL <text:s text:c="13"/>: Factor w/ 2 levels "0","1": 1 1 1 1 1 1 1 1 1 1 ...</text:p>
      <text:p text:style-name="P1">October 16th</text:p>
      <text:p text:style-name="Standard"/>
      <text:p text:style-name="Standard">Support Vector Machines</text:p>
      <text:p text:style-name="Standard"/>
      <text:p text:style-name="Standard">linear kernal, cost = 1, gamma = 1, scale=T</text:p>
      <text:p text:style-name="Standard"/>
      <text:p text:style-name="P7"><text:span text:style-name="Default_20_Paragraph_20_Font"><text:span text:style-name="T9">svm_imb_linear_c1 &lt;-</text:span></text:span><text:span text:style-name="T5"> </text:span><text:span text:style-name="Default_20_Paragraph_20_Font"><text:span text:style-name="T5">svm(formula = CRITICAL ~ ALARM_TO_FD + INITIAL_UNIT_PERSONNEL + INCIDENT_DAY + INCIDENT_MONTH + INITIAL_CALL_HOUR + INITIAL_CALL_MIN, data = I_s[full_idx$train, ], kernel = "linear", cost = 1)</text:span></text:span></text:p>
      <text:p text:style-name="P3"/>
      <text:p text:style-name="Standard"/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>Original Data (%)</text:p>
          </table:table-cell>
          <table:table-cell table:style-name="Table13.C1" office:value-type="string">
            <text:p text:style-name="Table_20_Contents">ROSE Data (%)</text:p>
          </table:table-cell>
        </table:table-row>
        <table:table-row>
          <table:table-cell table:style-name="Table13.A2" office:value-type="string">
            <text:p text:style-name="Table_20_Contents">Accuracy</text:p>
          </table:table-cell>
          <table:table-cell table:style-name="Table13.A2" office:value-type="string">
            <text:p text:style-name="P8">95.8</text:p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False-Negative Rate</text:p>
          </table:table-cell>
          <table:table-cell table:style-name="Table13.A2" office:value-type="string">
            <text:p text:style-name="P8">1</text:p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Precision</text:p>
          </table:table-cell>
          <table:table-cell table:style-name="Table13.A2" office:value-type="string">
            <text:p text:style-name="P8">NaN</text:p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Recall</text:p>
          </table:table-cell>
          <table:table-cell table:style-name="Table13.A2" office:value-type="string">
            <text:p text:style-name="P8">0</text:p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F1-Score</text:p>
          </table:table-cell>
          <table:table-cell table:style-name="Table13.A2" office:value-type="string">
            <text:p text:style-name="P8">0</text:p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Confusion Matrix</text:p>
          </table:table-cell>
          <table:table-cell table:style-name="Table13.A2" office:value-type="string">
            <table:table table:name="Table14" table:style-name="Table14">
              <table:table-column table:style-name="Table14.A"/>
              <table:table-column table:style-name="Table14.B" table:number-columns-repeated="2"/>
              <table:table-row>
                <table:table-cell table:style-name="Table14.A1" office:value-type="string">
                  <text:p text:style-name="Table_20_Contents"/>
                </table:table-cell>
                <table:table-cell table:style-name="Table14.B1" table:number-columns-spanned="2" office:value-type="string">
                  <text:p text:style-name="P6">truth</text:p>
                </table:table-cell>
                <table:covered-table-cell/>
              </table:table-row>
              <table:table-row>
                <table:table-cell table:style-name="Table14.A2" office:value-type="string">
                  <text:p text:style-name="Table_20_Contents">predict</text:p>
                </table:table-cell>
                <table:table-cell table:style-name="Table14.A2" office:value-type="string">
                  <text:p text:style-name="Table_20_Contents">0</text:p>
                </table:table-cell>
                <table:table-cell table:style-name="Table14.C2" office:value-type="string">
                  <text:p text:style-name="Table_20_Contents">1</text:p>
                </table:table-cell>
              </table:table-row>
              <table:table-row>
                <table:table-cell table:style-name="Table14.A2" office:value-type="string">
                  <text:p text:style-name="Table_20_Contents">0</text:p>
                </table:table-cell>
                <table:table-cell table:style-name="Table14.A2" office:value-type="string">
                  <text:p text:style-name="Table_20_Contents">126813</text:p>
                </table:table-cell>
                <table:table-cell table:style-name="Table14.C2" office:value-type="string">
                  <text:p text:style-name="Table_20_Contents">5499</text:p>
                </table:table-cell>
              </table:table-row>
              <table:table-row>
                <table:table-cell table:style-name="Table14.A2" office:value-type="string">
                  <text:p text:style-name="Table_20_Contents">1</text:p>
                </table:table-cell>
                <table:table-cell table:style-name="Table14.A2" office:value-type="string">
                  <text:p text:style-name="Table_20_Contents">0</text:p>
                </table:table-cell>
                <table:table-cell table:style-name="Table14.C2" office:value-type="string">
                  <text:p text:style-name="Table_20_Contents">0</text:p>
                </table:table-cell>
              </table:table-row>
            </table:table>
            <text:p text:style-name="Table_20_Contents"/>
          </table:table-cell>
          <table:table-cell table:style-name="Table13.C2" office:value-type="string">
            <table:table table:name="Table15" table:style-name="Table15">
              <table:table-column table:style-name="Table15.A"/>
              <table:table-column table:style-name="Table15.B" table:number-columns-repeated="2"/>
              <table:table-row>
                <table:table-cell table:style-name="Table15.A1" office:value-type="string">
                  <text:p text:style-name="Table_20_Contents"/>
                </table:table-cell>
                <table:table-cell table:style-name="Table15.B1" table:number-columns-spanned="2" office:value-type="string">
                  <text:p text:style-name="P6">truth</text:p>
                </table:table-cell>
                <table:covered-table-cell/>
              </table:table-row>
              <table:table-row>
                <table:table-cell table:style-name="Table15.A2" office:value-type="string">
                  <text:p text:style-name="Table_20_Contents">predict</text:p>
                </table:table-cell>
                <table:table-cell table:style-name="Table15.A2" office:value-type="string">
                  <text:p text:style-name="Table_20_Contents">0</text:p>
                </table:table-cell>
                <table:table-cell table:style-name="Table15.C2" office:value-type="string">
                  <text:p text:style-name="Table_20_Contents">1</text:p>
                </table:table-cell>
              </table:table-row>
              <table:table-row>
                <table:table-cell table:style-name="Table15.A2" office:value-type="string">
                  <text:p text:style-name="Table_20_Contents">0</text:p>
                </table:table-cell>
                <table:table-cell table:style-name="Table15.A2" office:value-type="string">
                  <text:p text:style-name="Table_20_Contents"/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>
                <table:table-cell table:style-name="Table15.A2" office:value-type="string">
                  <text:p text:style-name="Table_20_Contents">1</text:p>
                </table:table-cell>
                <table:table-cell table:style-name="Table15.A2" office:value-type="string">
                  <text:p text:style-name="Table_20_Contents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P5"/>
      <text:p text:style-name="P1">October 16th</text:p>
      <text:p text:style-name="Standard"/>
      <text:p text:style-name="Standard"><text:span text:style-name="T15">Logistic</text:span> Regression</text:p>
      <text:p text:style-name="Standard"/>
      <text:p text:style-name="P12">&gt; tfsi_formula &lt;- "CRITICAL ~ ALARM_TO_FD + INITIAL_UNIT_PERSONNEL + INCIDENT_DAY + INCIDENT_MONTH + INITIAL_CALL_HOUR + INITIAL_CALL_MIN"</text:p>
      <text:p text:style-name="Standard"><text:span text:style-name="Default_20_Paragraph_20_Font"><text:span text:style-name="T11">&gt; model_logistic_imb &lt;- glm(formula = tfsi_formula, data = I_s[full_idx$train,], family=binomial(link="logit"))</text:span></text:span></text:p>
      <text:p text:style-name="P11"/>
      <text:p text:style-name="P7"><text:span text:style-name="gnkrckgcmrb"><text:span text:style-name="T9">&gt; ypred &lt;- predict(model_logistic_imb, I_s[full_idx$cv,], type="response")</text:span></text:span></text:p>
      <text:p text:style-name="P7"><text:span text:style-name="gnkrckgcmsb"><text:span text:style-name="T9">&gt; </text:span></text:span><text:span text:style-name="gnkrckgcmrb"><text:span text:style-name="T9">fitted.results &lt;- ifelse(ypred &gt; 0.11,1,0)</text:span></text:span><text:span text:style-name="gnkrckgcmrb"><text:span text:style-name="T10"> # Threshold 0.11</text:span></text:span></text:p>
      <text:p text:style-name="P7"><text:span text:style-name="gnkrckgcmsb"><text:span text:style-name="T9">&gt; </text:span></text:span><text:span text:style-name="gnkrckgcmrb"><text:span text:style-name="T9">table(predict=fitted.results, truth=I_s[full_idx$cv, 'CRITICAL'])</text:span></text:span></text:p>
      <text:p text:style-name="P3"/>
      <text:p text:style-name="P3"/>
      <text:p text:style-name="P13">Threshold: 0.11</text:p>
      <table:table table:name="Table16" table:style-name="Table16">
        <table:table-column table:style-name="Table16.A" table:number-columns-repeated="3"/>
        <table:table-row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Original Data (%)</text:p>
          </table:table-cell>
          <table:table-cell table:style-name="Table16.C1" office:value-type="string">
            <text:p text:style-name="Table_20_Contents">ROSE Data (%)</text:p>
          </table:table-cell>
        </table:table-row>
        <table:table-row>
          <table:table-cell table:style-name="Table16.A2" office:value-type="string">
            <text:p text:style-name="Table_20_Contents">Accuracy</text:p>
          </table:table-cell>
          <table:table-cell table:style-name="Table16.A2" office:value-type="string">
            <text:p text:style-name="Table_20_Contents">80.8</text:p>
          </table:table-cell>
          <table:table-cell table:style-name="Table16.C2" office:value-type="string">
            <text:p text:style-name="Table_20_Contents">4.2</text:p>
          </table:table-cell>
        </table:table-row>
        <table:table-row>
          <table:table-cell table:style-name="Table16.A2" office:value-type="string">
            <text:p text:style-name="Table_20_Contents">False-Negative Rate</text:p>
          </table:table-cell>
          <table:table-cell table:style-name="Table16.A2" office:value-type="string">
            <text:p text:style-name="Table_20_Contents">35.6</text:p>
          </table:table-cell>
          <table:table-cell table:style-name="Table16.C2" office:value-type="string">
            <text:p text:style-name="Table_20_Contents">0.0</text:p>
          </table:table-cell>
        </table:table-row>
        <table:table-row>
          <table:table-cell table:style-name="Table16.A2" office:value-type="string">
            <text:p text:style-name="Table_20_Contents">Precision</text:p>
          </table:table-cell>
          <table:table-cell table:style-name="Table16.A2" office:value-type="string">
            <text:p text:style-name="Table_20_Contents">13.1</text:p>
          </table:table-cell>
          <table:table-cell table:style-name="Table16.C2" office:value-type="string">
            <text:p text:style-name="Table_20_Contents">4.1</text:p>
          </table:table-cell>
        </table:table-row>
        <table:table-row>
          <table:table-cell table:style-name="Table16.A2" office:value-type="string">
            <text:p text:style-name="Table_20_Contents">Recall</text:p>
          </table:table-cell>
          <table:table-cell table:style-name="Table16.A2" office:value-type="string">
            <text:p text:style-name="Table_20_Contents">64.4</text:p>
          </table:table-cell>
          <table:table-cell table:style-name="Table16.C2" office:value-type="string">
            <text:p text:style-name="Table_20_Contents">99.9</text:p>
          </table:table-cell>
        </table:table-row>
        <table:table-row>
          <table:table-cell table:style-name="Table16.A2" office:value-type="string">
            <text:p text:style-name="Table_20_Contents">F1-Score</text:p>
          </table:table-cell>
          <table:table-cell table:style-name="Table16.A2" office:value-type="string">
            <text:p text:style-name="Table_20_Contents">21.8</text:p>
          </table:table-cell>
          <table:table-cell table:style-name="Table16.C2" office:value-type="string">
            <text:p text:style-name="Table_20_Contents">7.9</text:p>
          </table:table-cell>
        </table:table-row>
        <table:table-row>
          <table:table-cell table:style-name="Table16.A2" office:value-type="string">
            <text:p text:style-name="Table_20_Contents">Confusion Matrix</text:p>
            <text:p text:style-name="Table_20_Contents"/>
          </table:table-cell>
          <table:table-cell table:style-name="Table16.A2" office:value-type="string">
            <table:table table:name="Table17" table:style-name="Table17">
              <table:table-column table:style-name="Table17.A"/>
              <table:table-column table:style-name="Table17.B" table:number-columns-repeated="2"/>
              <table:table-row>
                <table:table-cell table:style-name="Table17.A1" office:value-type="string">
                  <text:p text:style-name="Table_20_Contents"/>
                </table:table-cell>
                <table:table-cell table:style-name="Table17.B1" table:number-columns-spanned="2" office:value-type="string">
                  <text:p text:style-name="P6">truth</text:p>
                </table:table-cell>
                <table:covered-table-cell/>
              </table:table-row>
              <table:table-row>
                <table:table-cell table:style-name="Table17.A2" office:value-type="string">
                  <text:p text:style-name="Table_20_Contents">predict</text:p>
                </table:table-cell>
                <table:table-cell table:style-name="Table17.A2" office:value-type="string">
                  <text:p text:style-name="Table_20_Contents">0</text:p>
                </table:table-cell>
                <table:table-cell table:style-name="Table17.C2" office:value-type="string">
                  <text:p text:style-name="Table_20_Contents">1</text:p>
                </table:table-cell>
              </table:table-row>
              <table:table-row>
                <table:table-cell table:style-name="Table17.A2" office:value-type="string">
                  <text:p text:style-name="Table_20_Contents">0</text:p>
                </table:table-cell>
                <table:table-cell table:style-name="Table17.A2" office:value-type="string">
                  <text:p text:style-name="Table_20_Contents">103382</text:p>
                </table:table-cell>
                <table:table-cell table:style-name="Table17.C2" office:value-type="string">
                  <text:p text:style-name="Table_20_Contents">1958</text:p>
                </table:table-cell>
              </table:table-row>
              <table:table-row>
                <table:table-cell table:style-name="Table17.A2" office:value-type="string">
                  <text:p text:style-name="Table_20_Contents">1</text:p>
                </table:table-cell>
                <table:table-cell table:style-name="Table17.A2" office:value-type="string">
                  <text:p text:style-name="Table_20_Contents">23442</text:p>
                </table:table-cell>
                <table:table-cell table:style-name="Table17.C2" office:value-type="string">
                  <text:p text:style-name="Table_20_Contents">3542</text:p>
                </table:table-cell>
              </table:table-row>
            </table:table>
            <text:p text:style-name="Table_20_Contents"/>
          </table:table-cell>
          <table:table-cell table:style-name="Table16.C2" office:value-type="string">
            <table:table table:name="Table18" table:style-name="Table18">
              <table:table-column table:style-name="Table18.A"/>
              <table:table-column table:style-name="Table18.B" table:number-columns-repeated="2"/>
              <table:table-row>
                <table:table-cell table:style-name="Table18.A1" office:value-type="string">
                  <text:p text:style-name="Table_20_Contents"/>
                </table:table-cell>
                <table:table-cell table:style-name="Table18.B1" table:number-columns-spanned="2" office:value-type="string">
                  <text:p text:style-name="P6">truth</text:p>
                </table:table-cell>
                <table:covered-table-cell/>
              </table:table-row>
              <table:table-row>
                <table:table-cell table:style-name="Table18.A2" office:value-type="string">
                  <text:p text:style-name="Table_20_Contents">predict</text:p>
                </table:table-cell>
                <table:table-cell table:style-name="Table18.A2" office:value-type="string">
                  <text:p text:style-name="Table_20_Contents">0</text:p>
                </table:table-cell>
                <table:table-cell table:style-name="Table18.C2" office:value-type="string">
                  <text:p text:style-name="Table_20_Contents">1</text:p>
                </table:table-cell>
              </table:table-row>
              <table:table-row>
                <table:table-cell table:style-name="Table18.A2" office:value-type="string">
                  <text:p text:style-name="Table_20_Contents">0</text:p>
                </table:table-cell>
                <table:table-cell table:style-name="Table18.A2" office:value-type="string">
                  <text:p text:style-name="Table_20_Contents">147</text:p>
                </table:table-cell>
                <table:table-cell table:style-name="Table18.C2" office:value-type="string">
                  <text:p text:style-name="Table_20_Contents">1</text:p>
                </table:table-cell>
              </table:table-row>
              <table:table-row>
                <table:table-cell table:style-name="Table18.A2" office:value-type="string">
                  <text:p text:style-name="Table_20_Contents">1</text:p>
                </table:table-cell>
                <table:table-cell table:style-name="Table18.A2" office:value-type="string">
                  <text:p text:style-name="Table_20_Contents">126677</text:p>
                </table:table-cell>
                <table:table-cell table:style-name="Table18.C2" office:value-type="string">
                  <text:p text:style-name="Table_20_Contents">5499</text:p>
                </table:table-cell>
              </table:table-row>
            </table:table>
            <text:p text:style-name="Table_20_Contents"/>
          </table:table-cell>
        </table:table-row>
      </table:table>
      <text:p text:style-name="P5"/>
      <text:p text:style-name="P14">Threshold: 0.5</text:p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>Original Data (%)</text:p>
          </table:table-cell>
          <table:table-cell table:style-name="Table19.C1" office:value-type="string">
            <text:p text:style-name="Table_20_Contents">ROSE Data (%)</text:p>
          </table:table-cell>
        </table:table-row>
        <table:table-row>
          <table:table-cell table:style-name="Table19.A2" office:value-type="string">
            <text:p text:style-name="Table_20_Contents">Accuracy</text:p>
          </table:table-cell>
          <table:table-cell table:style-name="Table19.A2" office:value-type="string">
            <text:p text:style-name="Table_20_Contents">95.8</text:p>
          </table:table-cell>
          <table:table-cell table:style-name="Table19.C2" office:value-type="string">
            <text:p text:style-name="Table_20_Contents">62.7</text:p>
          </table:table-cell>
        </table:table-row>
        <table:table-row>
          <table:table-cell table:style-name="Table19.A2" office:value-type="string">
            <text:p text:style-name="Table_20_Contents">False-Negative Rate</text:p>
          </table:table-cell>
          <table:table-cell table:style-name="Table19.A2" office:value-type="string">
            <text:p text:style-name="Table_20_Contents">1</text:p>
          </table:table-cell>
          <table:table-cell table:style-name="Table19.C2" office:value-type="string">
            <text:p text:style-name="Table_20_Contents">13.8</text:p>
          </table:table-cell>
        </table:table-row>
        <table:table-row>
          <table:table-cell table:style-name="Table19.A2" office:value-type="string">
            <text:p text:style-name="Table_20_Contents">Precision</text:p>
          </table:table-cell>
          <table:table-cell table:style-name="Table19.A2" office:value-type="string">
            <text:p text:style-name="Table_20_Contents">NaN </text:p>
          </table:table-cell>
          <table:table-cell table:style-name="Table19.C2" office:value-type="string">
            <text:p text:style-name="Table_20_Contents">8.9</text:p>
          </table:table-cell>
        </table:table-row>
        <table:table-row>
          <table:table-cell table:style-name="Table19.A2" office:value-type="string">
            <text:p text:style-name="Table_20_Contents">Recall</text:p>
          </table:table-cell>
          <table:table-cell table:style-name="Table19.A2" office:value-type="string">
            <text:p text:style-name="Table_20_Contents">0</text:p>
          </table:table-cell>
          <table:table-cell table:style-name="Table19.C2" office:value-type="string">
            <text:p text:style-name="Table_20_Contents">86.1</text:p>
          </table:table-cell>
        </table:table-row>
        <table:table-row>
          <table:table-cell table:style-name="Table19.A2" office:value-type="string">
            <text:p text:style-name="Table_20_Contents">F1-Score</text:p>
          </table:table-cell>
          <table:table-cell table:style-name="Table19.A2" office:value-type="string">
            <text:p text:style-name="Table_20_Contents">0</text:p>
          </table:table-cell>
          <table:table-cell table:style-name="Table19.C2" office:value-type="string">
            <text:p text:style-name="Table_20_Contents">16.1</text:p>
          </table:table-cell>
        </table:table-row>
        <table:table-row>
          <table:table-cell table:style-name="Table19.A2" office:value-type="string">
            <text:p text:style-name="Table_20_Contents">Confusion Matrix</text:p>
            <text:p text:style-name="Table_20_Contents"/>
          </table:table-cell>
          <table:table-cell table:style-name="Table19.A2" office:value-type="string">
            <table:table table:name="Table20" table:style-name="Table20">
              <table:table-column table:style-name="Table20.A"/>
              <table:table-column table:style-name="Table20.B" table:number-columns-repeated="2"/>
              <table:table-row>
                <table:table-cell table:style-name="Table20.A1" office:value-type="string">
                  <text:p text:style-name="Table_20_Contents"/>
                </table:table-cell>
                <table:table-cell table:style-name="Table20.B1" table:number-columns-spanned="2" office:value-type="string">
                  <text:p text:style-name="P6">truth</text:p>
                </table:table-cell>
                <table:covered-table-cell/>
              </table:table-row>
              <table:table-row>
                <table:table-cell table:style-name="Table20.A2" office:value-type="string">
                  <text:p text:style-name="Table_20_Contents">predict</text:p>
                </table:table-cell>
                <table:table-cell table:style-name="Table20.A2" office:value-type="string">
                  <text:p text:style-name="Table_20_Contents">0</text:p>
                </table:table-cell>
                <table:table-cell table:style-name="Table20.C2" office:value-type="string">
                  <text:p text:style-name="Table_20_Contents">1</text:p>
                </table:table-cell>
              </table:table-row>
              <table:table-row>
                <table:table-cell table:style-name="Table20.A2" office:value-type="string">
                  <text:p text:style-name="Table_20_Contents">0</text:p>
                </table:table-cell>
                <table:table-cell table:style-name="Table20.A2" office:value-type="string">
                  <text:p text:style-name="Table_20_Contents">126824</text:p>
                </table:table-cell>
                <table:table-cell table:style-name="Table20.C2" office:value-type="string">
                  <text:p text:style-name="Table_20_Contents">5500</text:p>
                </table:table-cell>
              </table:table-row>
              <table:table-row>
                <table:table-cell table:style-name="Table20.A2" office:value-type="string">
                  <text:p text:style-name="Table_20_Contents">1</text:p>
                </table:table-cell>
                <table:table-cell table:style-name="Table20.A2" office:value-type="string">
                  <text:p text:style-name="Table_20_Contents">0</text:p>
                </table:table-cell>
                <table:table-cell table:style-name="Table20.C2" office:value-type="string">
                  <text:p text:style-name="Table_20_Contents">0</text:p>
                </table:table-cell>
              </table:table-row>
            </table:table>
            <text:p text:style-name="Table_20_Contents"/>
          </table:table-cell>
          <table:table-cell table:style-name="Table19.C2" office:value-type="string">
            <table:table table:name="Table21" table:style-name="Table21">
              <table:table-column table:style-name="Table21.A"/>
              <table:table-column table:style-name="Table21.B" table:number-columns-repeated="2"/>
              <table:table-row>
                <table:table-cell table:style-name="Table21.A1" office:value-type="string">
                  <text:p text:style-name="Table_20_Contents"/>
                </table:table-cell>
                <table:table-cell table:style-name="Table21.B1" table:number-columns-spanned="2" office:value-type="string">
                  <text:p text:style-name="P6">truth</text:p>
                </table:table-cell>
                <table:covered-table-cell/>
              </table:table-row>
              <table:table-row>
                <table:table-cell table:style-name="Table21.A2" office:value-type="string">
                  <text:p text:style-name="Table_20_Contents">predict</text:p>
                </table:table-cell>
                <table:table-cell table:style-name="Table21.A2" office:value-type="string">
                  <text:p text:style-name="Table_20_Contents">0</text:p>
                </table:table-cell>
                <table:table-cell table:style-name="Table21.C2" office:value-type="string">
                  <text:p text:style-name="Table_20_Contents">1</text:p>
                </table:table-cell>
              </table:table-row>
              <table:table-row>
                <table:table-cell table:style-name="Table21.A2" office:value-type="string">
                  <text:p text:style-name="Table_20_Contents">0</text:p>
                </table:table-cell>
                <table:table-cell table:style-name="Table21.A2" office:value-type="string">
                  <text:p text:style-name="Table_20_Contents">78340</text:p>
                </table:table-cell>
                <table:table-cell table:style-name="Table21.C2" office:value-type="string">
                  <text:p text:style-name="Table_20_Contents">760</text:p>
                </table:table-cell>
              </table:table-row>
              <table:table-row>
                <table:table-cell table:style-name="Table21.A2" office:value-type="string">
                  <text:p text:style-name="Table_20_Contents">1</text:p>
                </table:table-cell>
                <table:table-cell table:style-name="Table21.A2" office:value-type="string">
                  <text:p text:style-name="Table_20_Contents">48484</text:p>
                </table:table-cell>
                <table:table-cell table:style-name="Table21.C2" office:value-type="string">
                  <text:p text:style-name="Table_20_Contents">4740</text:p>
                </table:table-cell>
              </table:table-row>
            </table:table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iberation Mono1" svg:font-family="'Liberation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Mono" svg:font-family="'Liberation Mono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TML_20_Preformatted" style:display-name="HTML Preformatted" style:family="paragraph" style:parent-style-name="Normal">
      <style:paragraph-properties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fo:language="en" fo:country="CA" style:letter-kerning="false" style:font-name-asian="Times New Roman" style:font-family-asian="'Times New Roman'" style:font-family-generic-asian="roman" style:font-pitch-asian="variable" style:font-size-asian="10pt" style:language-asian="en" style:country-asian="CA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fo:language="en" fo:country="CA" style:letter-kerning="false" style:font-name-asian="Times New Roman" style:font-family-asian="'Times New Roman'" style:font-family-generic-asian="roman" style:font-pitch-asian="variable" style:font-size-asian="10pt" style:language-asian="en" style:country-asian="CA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gnkrckgcgsb" style:family="text" style:parent-style-name="Default_20_Paragraph_20_Font"/>
    <style:style style:name="gnkrckgcmrb" style:family="text" style:parent-style-name="Default_20_Paragraph_20_Font"/>
    <style:style style:name="gnkrckgcmsb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creation-date>2018-10-02T21:00:00Z</meta:creation-date>
    <dc:date>2018-10-18T08:54:56.867426000</dc:date>
    <meta:editing-cycles>22</meta:editing-cycles>
    <meta:editing-duration>PT6H8M26S</meta:editing-duration>
    <meta:document-statistic meta:table-count="21" meta:image-count="0" meta:object-count="0" meta:page-count="7" meta:paragraph-count="308" meta:word-count="992" meta:character-count="6193" meta:non-whitespace-character-count="5281"/>
    <meta:template xlink:type="simple" xlink:actuate="onRequest" xlink:title="" xlink:href="../../../../../../../../Volumes/NO%20NAME/DOCUMENTS/toronto.fire-incident-2011-2015/docs/tfsid-r_notes.odt/Normal"/>
  </office:meta>
</office:document-meta>
</file>